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55cm" fo:min-width="2.9cm"/>
    </style:style>
    <style:style style:name="gr2" style:family="graphic" style:parent-style-name="objectwithoutfill">
      <style:graphic-properties draw:marker-end="Arrow" draw:marker-end-width="0.15cm" draw:fill="none" draw:textarea-vertical-align="middle"/>
    </style:style>
    <style:style style:name="gr3" style:family="graphic" style:parent-style-name="objectwithoutfill">
      <style:graphic-properties draw:stroke="dash" draw:stroke-dash="Fine_20_Dashed" svg:stroke-color="#999999" draw:marker-start="" draw:marker-end="Short_20_line_20_Arrow" draw:marker-end-width="0.15cm" draw:fill="none" draw:textarea-vertical-align="middle"/>
    </style:style>
    <style:style style:name="gr4" style:family="graphic" style:parent-style-name="objectwithoutfill">
      <style:graphic-properties draw:stroke="dash" draw:stroke-dash="Fine_20_Dashed" svg:stroke-color="#999999" draw:marker-end="Line_20_Arrow" draw:marker-end-width="0.15cm" draw:fill="none" draw:textarea-vertical-align="middle"/>
    </style:style>
    <style:style style:name="gr5" style:family="graphic" style:parent-style-name="objectwithoutfill">
      <style:graphic-properties draw:stroke="dash" draw:stroke-dash="Ultrafine_20_Dashed" svg:stroke-color="#999999" draw:marker-start="" draw:marker-end="Short_20_line_20_Arrow" draw:marker-end-width="0.1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4cm" svg:height="0.8cm" svg:x="7.7cm" svg:y="2.2cm">
          <text:p text:style-name="P1">Object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4cm" svg:height="0.8cm" svg:x="5.4cm" svg:y="5cm">
          <text:p text:style-name="P1">String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4cm" svg:height="0.8cm" svg:x="16.6cm" svg:y="2.2cm">
          <text:p text:style-name="P1">IShape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4cm" svg:height="0.8cm" svg:x="11.2cm" svg:y="8.4cm">
          <text:p text:style-name="P1">Rectangle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4cm" svg:height="0.8cm" svg:x="15.2cm" svg:y="8.4cm">
          <text:p text:style-name="P1">Circle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4cm" svg:height="0.8cm" svg:x="13.7cm" svg:y="5cm">
          <text:p text:style-name="P1">BaseShap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7.1cm" svg:y1="5cm" svg:x2="9.4cm" svg:y2="3cm" draw:start-shape="id1" draw:start-glue-point="0" draw:end-shape="id2" draw:end-glue-point="2" svg:d="M7100 5000l2300-2000" svg:viewBox="0 0 2301 2001">
          <text:p/>
        </draw:connector>
        <draw:connector draw:style-name="gr2" draw:text-style-name="P2" draw:layer="layout" draw:type="line" svg:x1="15.4cm" svg:y1="5cm" svg:x2="18.3cm" svg:y2="3cm" draw:start-shape="id3" draw:start-glue-point="0" draw:end-shape="id4" draw:end-glue-point="2" svg:d="M15400 5000l2900-2000" svg:viewBox="0 0 2901 2001">
          <text:p/>
        </draw:connector>
        <draw:connector draw:style-name="gr2" draw:text-style-name="P2" draw:layer="layout" draw:type="line" svg:x1="12.9cm" svg:y1="8.4cm" svg:x2="15.4cm" svg:y2="5.8cm" draw:start-shape="id5" draw:start-glue-point="0" draw:end-shape="id3" draw:end-glue-point="2" svg:d="M12900 8400l2500-2600" svg:viewBox="0 0 2501 2601">
          <text:p/>
        </draw:connector>
        <draw:connector draw:style-name="gr2" draw:text-style-name="P2" draw:layer="layout" draw:type="line" svg:x1="16.9cm" svg:y1="8.4cm" svg:x2="15.4cm" svg:y2="5.8cm" draw:start-shape="id6" draw:start-glue-point="0" draw:end-shape="id3" draw:end-glue-point="2" svg:d="M16900 8400l-1500-2600" svg:viewBox="0 0 1501 2601">
          <text:p/>
        </draw:connector>
        <draw:connector draw:style-name="gr2" draw:text-style-name="P2" draw:layer="layout" draw:type="line" svg:x1="15.4cm" svg:y1="5cm" svg:x2="9.4cm" svg:y2="3cm" draw:start-shape="id3" draw:start-glue-point="0" draw:end-shape="id2" draw:end-glue-point="2" svg:d="M15400 5000l-6000-2000" svg:viewBox="0 0 6001 2001">
          <text:p/>
        </draw:connector>
        <draw:connector draw:style-name="gr3" draw:text-style-name="P2" draw:layer="layout" draw:type="curve" svg:x1="11.2cm" svg:y1="8.8cm" svg:x2="9.4cm" svg:y2="3cm" draw:start-shape="id5" draw:start-glue-point="3" draw:end-shape="id2" draw:end-glue-point="2" svg:d="M11200 8800c-1200 0-1800-1933-1800-5800" svg:viewBox="0 0 1801 5801">
          <text:p/>
        </draw:connector>
        <draw:connector draw:style-name="gr4" draw:text-style-name="P2" draw:layer="layout" draw:type="curve" draw:line-skew="0.7cm" svg:x1="16.9cm" svg:y1="8.4cm" svg:x2="9.4cm" svg:y2="3cm" draw:start-shape="id6" draw:start-glue-point="0" draw:end-shape="id2" draw:end-glue-point="2" svg:d="M16900 8400c0-3000-7500-300-7500-5400" svg:viewBox="0 0 7501 5401">
          <text:p/>
        </draw:connector>
        <draw:connector draw:style-name="gr5" draw:text-style-name="P2" draw:layer="layout" draw:type="curve" draw:line-skew="0.9cm" svg:x1="12.9cm" svg:y1="8.4cm" svg:x2="18.3cm" svg:y2="3cm" draw:start-shape="id5" draw:end-shape="id4" draw:end-glue-point="2" svg:d="M12900 8400c0-2700 5400 0 5400-5400" svg:viewBox="0 0 5401 5401">
          <text:p/>
        </draw:connector>
        <draw:connector draw:style-name="gr5" draw:text-style-name="P2" draw:layer="layout" draw:type="curve" draw:line-skew="0cm -0.831cm" svg:x1="18.6cm" svg:y1="8.8cm" svg:x2="18.3cm" svg:y2="3cm" draw:start-shape="id6" draw:start-glue-point="1" draw:end-shape="id4" draw:end-glue-point="2" svg:d="M18600 8800c751 0 627-1966 364-2715s-664-282-664-3085" svg:viewBox="0 0 869 5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5T11:18:42.762577992</meta:creation-date>
    <dc:date>2016-02-25T11:40:04.242918186</dc:date>
    <meta:editing-duration>PT21M21S</meta:editing-duration>
    <meta:editing-cycles>2</meta:editing-cycles>
    <meta:generator>LibreOffice/5.0.5.2$Linux_X86_64 LibreOffice_project/00m0$Build-2</meta:generator>
    <meta:document-statistic meta:object-count="15"/>
  </office:meta>
</office:document-meta>
</file>